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1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1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1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1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1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1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1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rontend view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1" office:value-type="string" calcext:value-type="string">
            <text:p>deployment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making single page application links accessible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1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52])" office:value-type="float" office:value="164.5" calcext:value-type="float">
            <text:p>164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58]-[.B57]" office:value-type="float" office:value="10.5" calcext:value-type="float">
            <text:p>10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Known Bugs</text:p>
          </table:table-cell>
          <table:table-cell table:style-name="ce1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1" table:number-columns-spanned="9" table:number-rows-spanned="1"/>
          <table:covered-table-cell table:number-columns-repeated="8" table:style-name="ce4"/>
        </table:table-row>
        <table:table-row table:style-name="ro1">
          <table:table-cell table:style-name="ce11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4"/>
        </table:table-row>
        <table:table-row table:style-name="ro1">
          <table:table-cell table:style-name="ce11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1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1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.00.0000</text:date>, <text:time style:data-style-name="N2" text:time-value="22:07:48.5580439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5T22:08:29.006604435</dc:date>
    <meta:editing-duration>P1DT2H13M30S</meta:editing-duration>
    <meta:editing-cycles>119</meta:editing-cycles>
    <meta:generator>LibreOffice/6.0.7.3$Linux_X86_64 LibreOffice_project/00m0$Build-3</meta:generator>
    <meta:document-statistic meta:table-count="3" meta:cell-count="152" meta:object-count="0"/>
  </office:meta>
</office:document-meta>
</file>